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6870000000000003in"/>
    </style:style>
    <style:style style:name="ta1co2" style:family="table-column">
      <style:table-column-properties fo:break-before="auto" style:column-width="1.480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1.5490000000000002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480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1.5490000000000002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/travelbike1_3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4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>
          <table:table-cell office:value-type="string">
            <text:p>./travelbike1_5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3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G4])" office:value-type="float"/>
          <table:table-cell table:formula="of:=MIN([.$C4];[.$H4])" office:value-type="float"/>
          <table:table-cell table:formula="of:=MIN([.$D4];[.$I4])" office:value-type="float"/>
          <table:table-cell table:formula="of:=MIN([.$E4];[.$J4])" office:value-type="float"/>
          <table:table-cell table:formula="of:=MIN([.$F4];[.$K4])" office:value-type="float"/>
          <table:table-cell table:formula="of:=MEDIAN([.$B4];[.$G4])" office:value-type="float"/>
          <table:table-cell table:formula="of:=MEDIAN([.$C4];[.$H4])" office:value-type="float"/>
          <table:table-cell table:formula="of:=MEDIAN([.$D4];[.$I4])" office:value-type="float"/>
          <table:table-cell table:formula="of:=MEDIAN([.$E4];[.$J4])" office:value-type="float"/>
          <table:table-cell table:formula="of:=MEDIAN([.$F4];[.$K4])" office:value-type="float"/>
          <table:table-cell table:formula="of:=MAX([.$B4];[.$G4])" office:value-type="float"/>
          <table:table-cell table:formula="of:=MAX([.$C4];[.$H4])" office:value-type="float"/>
          <table:table-cell table:formula="of:=MAX([.$D4];[.$I4])" office:value-type="float"/>
          <table:table-cell table:formula="of:=MAX([.$E4];[.$J4])" office:value-type="float"/>
          <table:table-cell table:formula="of:=MAX([.$F4];[.$K4])" office:value-type="float"/>
        </table:table-row>
        <table:table-row table:style-name="ro1">
          <table:table-cell office:value-type="string">
            <text:p>./travelbike2_1000.coom</text:p>
          </table:table-cell>
          <table:table-cell office:value-type="float" office:value="600.0"/>
          <table:table-cell office:value-type="string">
            <text:p/>
          </table:table-cell>
          <table:table-cell office:value-type="float" office:value="1.0"/>
          <table:table-cell office:value-type="float" office:value="1.0"/>
          <table:table-cell office:value-type="float" office:value="0.0"/>
          <table:table-cell office:value-type="float" office:value="6.3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G5])" office:value-type="float"/>
          <table:table-cell table:formula="of:=MIN([.$C5];[.$H5])" office:value-type="float"/>
          <table:table-cell table:formula="of:=MIN([.$D5];[.$I5])" office:value-type="float"/>
          <table:table-cell table:formula="of:=MIN([.$E5];[.$J5])" office:value-type="float"/>
          <table:table-cell table:formula="of:=MIN([.$F5];[.$K5])" office:value-type="float"/>
          <table:table-cell table:formula="of:=MEDIAN([.$B5];[.$G5])" office:value-type="float"/>
          <table:table-cell table:formula="of:=MEDIAN([.$C5];[.$H5])" office:value-type="float"/>
          <table:table-cell table:formula="of:=MEDIAN([.$D5];[.$I5])" office:value-type="float"/>
          <table:table-cell table:formula="of:=MEDIAN([.$E5];[.$J5])" office:value-type="float"/>
          <table:table-cell table:formula="of:=MEDIAN([.$F5];[.$K5])" office:value-type="float"/>
          <table:table-cell table:formula="of:=MAX([.$B5];[.$G5])" office:value-type="float"/>
          <table:table-cell table:formula="of:=MAX([.$C5];[.$H5])" office:value-type="float"/>
          <table:table-cell table:formula="of:=MAX([.$D5];[.$I5])" office:value-type="float"/>
          <table:table-cell table:formula="of:=MAX([.$E5];[.$J5])" office:value-type="float"/>
          <table:table-cell table:formula="of:=MAX([.$F5];[.$K5])" office:value-type="float"/>
        </table:table-row>
        <table:table-row table:style-name="ro1">
          <table:table-cell office:value-type="string">
            <text:p>./travelbike2_6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4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G6])" office:value-type="float"/>
          <table:table-cell table:formula="of:=MIN([.$C6];[.$H6])" office:value-type="float"/>
          <table:table-cell table:formula="of:=MIN([.$D6];[.$I6])" office:value-type="float"/>
          <table:table-cell table:formula="of:=MIN([.$E6];[.$J6])" office:value-type="float"/>
          <table:table-cell table:formula="of:=MIN([.$F6];[.$K6])" office:value-type="float"/>
          <table:table-cell table:formula="of:=MEDIAN([.$B6];[.$G6])" office:value-type="float"/>
          <table:table-cell table:formula="of:=MEDIAN([.$C6];[.$H6])" office:value-type="float"/>
          <table:table-cell table:formula="of:=MEDIAN([.$D6];[.$I6])" office:value-type="float"/>
          <table:table-cell table:formula="of:=MEDIAN([.$E6];[.$J6])" office:value-type="float"/>
          <table:table-cell table:formula="of:=MEDIAN([.$F6];[.$K6])" office:value-type="float"/>
          <table:table-cell table:formula="of:=MAX([.$B6];[.$G6])" office:value-type="float"/>
          <table:table-cell table:formula="of:=MAX([.$C6];[.$H6])" office:value-type="float"/>
          <table:table-cell table:formula="of:=MAX([.$D6];[.$I6])" office:value-type="float"/>
          <table:table-cell table:formula="of:=MAX([.$E6];[.$J6])" office:value-type="float"/>
          <table:table-cell table:formula="of:=MAX([.$F6];[.$K6])" office:value-type="float"/>
        </table:table-row>
        <table:table-row table:style-name="ro1">
          <table:table-cell office:value-type="string">
            <text:p>./travelbike3_1500.coom</text:p>
          </table:table-cell>
          <table:table-cell office:value-type="float" office:value="600.0"/>
          <table:table-cell office:value-type="string">
            <text:p/>
          </table:table-cell>
          <table:table-cell office:value-type="float" office:value="1.0"/>
          <table:table-cell office:value-type="float" office:value="1.0"/>
          <table:table-cell office:value-type="float" office:value="0.0"/>
          <table:table-cell office:value-type="float" office:value="9.8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G7])" office:value-type="float"/>
          <table:table-cell table:formula="of:=MIN([.$C7];[.$H7])" office:value-type="float"/>
          <table:table-cell table:formula="of:=MIN([.$D7];[.$I7])" office:value-type="float"/>
          <table:table-cell table:formula="of:=MIN([.$E7];[.$J7])" office:value-type="float"/>
          <table:table-cell table:formula="of:=MIN([.$F7];[.$K7])" office:value-type="float"/>
          <table:table-cell table:formula="of:=MEDIAN([.$B7];[.$G7])" office:value-type="float"/>
          <table:table-cell table:formula="of:=MEDIAN([.$C7];[.$H7])" office:value-type="float"/>
          <table:table-cell table:formula="of:=MEDIAN([.$D7];[.$I7])" office:value-type="float"/>
          <table:table-cell table:formula="of:=MEDIAN([.$E7];[.$J7])" office:value-type="float"/>
          <table:table-cell table:formula="of:=MEDIAN([.$F7];[.$K7])" office:value-type="float"/>
          <table:table-cell table:formula="of:=MAX([.$B7];[.$G7])" office:value-type="float"/>
          <table:table-cell table:formula="of:=MAX([.$C7];[.$H7])" office:value-type="float"/>
          <table:table-cell table:formula="of:=MAX([.$D7];[.$I7])" office:value-type="float"/>
          <table:table-cell table:formula="of:=MAX([.$E7];[.$J7])" office:value-type="float"/>
          <table:table-cell table:formula="of:=MAX([.$F7];[.$K7])" office:value-type="float"/>
        </table:table-row>
        <table:table-row table:style-name="ro1">
          <table:table-cell office:value-type="string">
            <text:p>./travelbike3_900.coom</text:p>
          </table:table-cell>
          <table:table-cell office:value-type="float" office:value="600.0"/>
          <table:table-cell office:value-type="string">
            <text:p/>
          </table:table-cell>
          <table:table-cell office:value-type="float" office:value="1.0"/>
          <table:table-cell office:value-type="float" office:value="1.0"/>
          <table:table-cell office:value-type="float" office:value="0.0"/>
          <table:table-cell office:value-type="float" office:value="10.1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G8])" office:value-type="float"/>
          <table:table-cell table:formula="of:=MIN([.$C8];[.$H8])" office:value-type="float"/>
          <table:table-cell table:formula="of:=MIN([.$D8];[.$I8])" office:value-type="float"/>
          <table:table-cell table:formula="of:=MIN([.$E8];[.$J8])" office:value-type="float"/>
          <table:table-cell table:formula="of:=MIN([.$F8];[.$K8])" office:value-type="float"/>
          <table:table-cell table:formula="of:=MEDIAN([.$B8];[.$G8])" office:value-type="float"/>
          <table:table-cell table:formula="of:=MEDIAN([.$C8];[.$H8])" office:value-type="float"/>
          <table:table-cell table:formula="of:=MEDIAN([.$D8];[.$I8])" office:value-type="float"/>
          <table:table-cell table:formula="of:=MEDIAN([.$E8];[.$J8])" office:value-type="float"/>
          <table:table-cell table:formula="of:=MEDIAN([.$F8];[.$K8])" office:value-type="float"/>
          <table:table-cell table:formula="of:=MAX([.$B8];[.$G8])" office:value-type="float"/>
          <table:table-cell table:formula="of:=MAX([.$C8];[.$H8])" office:value-type="float"/>
          <table:table-cell table:formula="of:=MAX([.$D8];[.$I8])" office:value-type="float"/>
          <table:table-cell table:formula="of:=MAX([.$E8];[.$J8])" office:value-type="float"/>
          <table:table-cell table:formula="of:=MAX([.$F8];[.$K8])" office:value-type="float"/>
        </table:table-row>
        <table:table-row table:style-name="ro1">
          <table:table-cell office:value-type="string">
            <text:p>./travelbike4_12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.9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G9])" office:value-type="float"/>
          <table:table-cell table:formula="of:=MIN([.$C9];[.$H9])" office:value-type="float"/>
          <table:table-cell table:formula="of:=MIN([.$D9];[.$I9])" office:value-type="float"/>
          <table:table-cell table:formula="of:=MIN([.$E9];[.$J9])" office:value-type="float"/>
          <table:table-cell table:formula="of:=MIN([.$F9];[.$K9])" office:value-type="float"/>
          <table:table-cell table:formula="of:=MEDIAN([.$B9];[.$G9])" office:value-type="float"/>
          <table:table-cell table:formula="of:=MEDIAN([.$C9];[.$H9])" office:value-type="float"/>
          <table:table-cell table:formula="of:=MEDIAN([.$D9];[.$I9])" office:value-type="float"/>
          <table:table-cell table:formula="of:=MEDIAN([.$E9];[.$J9])" office:value-type="float"/>
          <table:table-cell table:formula="of:=MEDIAN([.$F9];[.$K9])" office:value-type="float"/>
          <table:table-cell table:formula="of:=MAX([.$B9];[.$G9])" office:value-type="float"/>
          <table:table-cell table:formula="of:=MAX([.$C9];[.$H9])" office:value-type="float"/>
          <table:table-cell table:formula="of:=MAX([.$D9];[.$I9])" office:value-type="float"/>
          <table:table-cell table:formula="of:=MAX([.$E9];[.$J9])" office:value-type="float"/>
          <table:table-cell table:formula="of:=MAX([.$F9];[.$K9])" office:value-type="float"/>
        </table:table-row>
        <table:table-row table:style-name="ro1">
          <table:table-cell office:value-type="string">
            <text:p>./travelbike4_20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.4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];[.$G10])" office:value-type="float"/>
          <table:table-cell table:formula="of:=MIN([.$C10];[.$H10])" office:value-type="float"/>
          <table:table-cell table:formula="of:=MIN([.$D10];[.$I10])" office:value-type="float"/>
          <table:table-cell table:formula="of:=MIN([.$E10];[.$J10])" office:value-type="float"/>
          <table:table-cell table:formula="of:=MIN([.$F10];[.$K10])" office:value-type="float"/>
          <table:table-cell table:formula="of:=MEDIAN([.$B10];[.$G10])" office:value-type="float"/>
          <table:table-cell table:formula="of:=MEDIAN([.$C10];[.$H10])" office:value-type="float"/>
          <table:table-cell table:formula="of:=MEDIAN([.$D10];[.$I10])" office:value-type="float"/>
          <table:table-cell table:formula="of:=MEDIAN([.$E10];[.$J10])" office:value-type="float"/>
          <table:table-cell table:formula="of:=MEDIAN([.$F10];[.$K10])" office:value-type="float"/>
          <table:table-cell table:formula="of:=MAX([.$B10];[.$G10])" office:value-type="float"/>
          <table:table-cell table:formula="of:=MAX([.$C10];[.$H10])" office:value-type="float"/>
          <table:table-cell table:formula="of:=MAX([.$D10];[.$I10])" office:value-type="float"/>
          <table:table-cell table:formula="of:=MAX([.$E10];[.$J10])" office:value-type="float"/>
          <table:table-cell table:formula="of:=MAX([.$F10];[.$K10])" office:value-type="float"/>
        </table:table-row>
        <table:table-row table:style-name="ro1">
          <table:table-cell office:value-type="string">
            <text:p>./travelbike5_15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0.6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];[.$G11])" office:value-type="float"/>
          <table:table-cell table:formula="of:=MIN([.$C11];[.$H11])" office:value-type="float"/>
          <table:table-cell table:formula="of:=MIN([.$D11];[.$I11])" office:value-type="float"/>
          <table:table-cell table:formula="of:=MIN([.$E11];[.$J11])" office:value-type="float"/>
          <table:table-cell table:formula="of:=MIN([.$F11];[.$K11])" office:value-type="float"/>
          <table:table-cell table:formula="of:=MEDIAN([.$B11];[.$G11])" office:value-type="float"/>
          <table:table-cell table:formula="of:=MEDIAN([.$C11];[.$H11])" office:value-type="float"/>
          <table:table-cell table:formula="of:=MEDIAN([.$D11];[.$I11])" office:value-type="float"/>
          <table:table-cell table:formula="of:=MEDIAN([.$E11];[.$J11])" office:value-type="float"/>
          <table:table-cell table:formula="of:=MEDIAN([.$F11];[.$K11])" office:value-type="float"/>
          <table:table-cell table:formula="of:=MAX([.$B11];[.$G11])" office:value-type="float"/>
          <table:table-cell table:formula="of:=MAX([.$C11];[.$H11])" office:value-type="float"/>
          <table:table-cell table:formula="of:=MAX([.$D11];[.$I11])" office:value-type="float"/>
          <table:table-cell table:formula="of:=MAX([.$E11];[.$J11])" office:value-type="float"/>
          <table:table-cell table:formula="of:=MAX([.$F11];[.$K11])" office:value-type="float"/>
        </table:table-row>
        <table:table-row table:style-name="ro1">
          <table:table-cell office:value-type="string">
            <text:p>./travelbike5_25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0.3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G12])" office:value-type="float"/>
          <table:table-cell table:formula="of:=MIN([.$C12];[.$H12])" office:value-type="float"/>
          <table:table-cell table:formula="of:=MIN([.$D12];[.$I12])" office:value-type="float"/>
          <table:table-cell table:formula="of:=MIN([.$E12];[.$J12])" office:value-type="float"/>
          <table:table-cell table:formula="of:=MIN([.$F12];[.$K12])" office:value-type="float"/>
          <table:table-cell table:formula="of:=MEDIAN([.$B12];[.$G12])" office:value-type="float"/>
          <table:table-cell table:formula="of:=MEDIAN([.$C12];[.$H12])" office:value-type="float"/>
          <table:table-cell table:formula="of:=MEDIAN([.$D12];[.$I12])" office:value-type="float"/>
          <table:table-cell table:formula="of:=MEDIAN([.$E12];[.$J12])" office:value-type="float"/>
          <table:table-cell table:formula="of:=MEDIAN([.$F12];[.$K12])" office:value-type="float"/>
          <table:table-cell table:formula="of:=MAX([.$B12];[.$G12])" office:value-type="float"/>
          <table:table-cell table:formula="of:=MAX([.$C12];[.$H12])" office:value-type="float"/>
          <table:table-cell table:formula="of:=MAX([.$D12];[.$I12])" office:value-type="float"/>
          <table:table-cell table:formula="of:=MAX([.$E12];[.$J12])" office:value-type="float"/>
          <table:table-cell table:formula="of:=MAX([.$F12];[.$K1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2])" office:value-type="float"/>
          <table:table-cell table:formula="of:=SUM([.C3:.C12])" office:value-type="float"/>
          <table:table-cell table:formula="of:=SUM([.D3:.D12])" office:value-type="float"/>
          <table:table-cell table:formula="of:=SUM([.E3:.E12])" office:value-type="float"/>
          <table:table-cell table:formula="of:=SUM([.F3:.F12])" office:value-type="float"/>
          <table:table-cell table:formula="of:=SUM([.G3:.G12])" office:value-type="float"/>
          <table:table-cell table:formula="of:=SUM([.H3:.H12])" office:value-type="float"/>
          <table:table-cell table:formula="of:=SUM([.I3:.I12])" office:value-type="float"/>
          <table:table-cell table:formula="of:=SUM([.J3:.J12])" office:value-type="float"/>
          <table:table-cell table:formula="of:=SUM([.K3:.K12])" office:value-type="float"/>
          <table:table-cell table:formula="of:=SUM([.L3:.L12])" office:value-type="float"/>
          <table:table-cell table:formula="of:=SUM([.M3:.M12])" office:value-type="float"/>
          <table:table-cell table:formula="of:=SUM([.N3:.N12])" office:value-type="float"/>
          <table:table-cell table:formula="of:=SUM([.O3:.O12])" office:value-type="float"/>
          <table:table-cell table:formula="of:=SUM([.P3:.P12])" office:value-type="float"/>
          <table:table-cell table:formula="of:=SUM([.Q3:.Q12])" office:value-type="float"/>
          <table:table-cell table:formula="of:=SUM([.R3:.R12])" office:value-type="float"/>
          <table:table-cell table:formula="of:=SUM([.S3:.S12])" office:value-type="float"/>
          <table:table-cell table:formula="of:=SUM([.T3:.T12])" office:value-type="float"/>
          <table:table-cell table:formula="of:=SUM([.U3:.U12])" office:value-type="float"/>
          <table:table-cell table:formula="of:=SUM([.V3:.V12])" office:value-type="float"/>
          <table:table-cell table:formula="of:=SUM([.W3:.W12])" office:value-type="float"/>
          <table:table-cell table:formula="of:=SUM([.X3:.X12])" office:value-type="float"/>
          <table:table-cell table:formula="of:=SUM([.Y3:.Y12])" office:value-type="float"/>
          <table:table-cell table:formula="of:=SUM([.Z3:.Z1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2])" office:value-type="float"/>
          <table:table-cell table:formula="of:=AVERAGE([.C3:.C12])" office:value-type="float"/>
          <table:table-cell table:formula="of:=AVERAGE([.D3:.D12])" office:value-type="float"/>
          <table:table-cell table:formula="of:=AVERAGE([.E3:.E12])" office:value-type="float"/>
          <table:table-cell table:formula="of:=AVERAGE([.F3:.F12])" office:value-type="float"/>
          <table:table-cell table:formula="of:=AVERAGE([.G3:.G12])" office:value-type="float"/>
          <table:table-cell table:formula="of:=AVERAGE([.H3:.H12])" office:value-type="float"/>
          <table:table-cell table:formula="of:=AVERAGE([.I3:.I12])" office:value-type="float"/>
          <table:table-cell table:formula="of:=AVERAGE([.J3:.J12])" office:value-type="float"/>
          <table:table-cell table:formula="of:=AVERAGE([.K3:.K12])" office:value-type="float"/>
          <table:table-cell table:formula="of:=AVERAGE([.L3:.L12])" office:value-type="float"/>
          <table:table-cell table:formula="of:=AVERAGE([.M3:.M12])" office:value-type="float"/>
          <table:table-cell table:formula="of:=AVERAGE([.N3:.N12])" office:value-type="float"/>
          <table:table-cell table:formula="of:=AVERAGE([.O3:.O12])" office:value-type="float"/>
          <table:table-cell table:formula="of:=AVERAGE([.P3:.P12])" office:value-type="float"/>
          <table:table-cell table:formula="of:=AVERAGE([.Q3:.Q12])" office:value-type="float"/>
          <table:table-cell table:formula="of:=AVERAGE([.R3:.R12])" office:value-type="float"/>
          <table:table-cell table:formula="of:=AVERAGE([.S3:.S12])" office:value-type="float"/>
          <table:table-cell table:formula="of:=AVERAGE([.T3:.T12])" office:value-type="float"/>
          <table:table-cell table:formula="of:=AVERAGE([.U3:.U12])" office:value-type="float"/>
          <table:table-cell table:formula="of:=AVERAGE([.V3:.V12])" office:value-type="float"/>
          <table:table-cell table:formula="of:=AVERAGE([.W3:.W12])" office:value-type="float"/>
          <table:table-cell table:formula="of:=AVERAGE([.X3:.X12])" office:value-type="float"/>
          <table:table-cell table:formula="of:=AVERAGE([.Y3:.Y12])" office:value-type="float"/>
          <table:table-cell table:formula="of:=AVERAGE([.Z3:.Z1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2])" office:value-type="float"/>
          <table:table-cell table:formula="of:=STDEV([.C3:.C12])" office:value-type="float"/>
          <table:table-cell table:formula="of:=STDEV([.D3:.D12])" office:value-type="float"/>
          <table:table-cell table:formula="of:=STDEV([.E3:.E12])" office:value-type="float"/>
          <table:table-cell table:formula="of:=STDEV([.F3:.F12])" office:value-type="float"/>
          <table:table-cell table:formula="of:=STDEV([.G3:.G12])" office:value-type="float"/>
          <table:table-cell table:formula="of:=STDEV([.H3:.H12])" office:value-type="float"/>
          <table:table-cell table:formula="of:=STDEV([.I3:.I12])" office:value-type="float"/>
          <table:table-cell table:formula="of:=STDEV([.J3:.J12])" office:value-type="float"/>
          <table:table-cell table:formula="of:=STDEV([.K3:.K12])" office:value-type="float"/>
          <table:table-cell table:formula="of:=STDEV([.L3:.L12])" office:value-type="float"/>
          <table:table-cell table:formula="of:=STDEV([.M3:.M12])" office:value-type="float"/>
          <table:table-cell table:formula="of:=STDEV([.N3:.N12])" office:value-type="float"/>
          <table:table-cell table:formula="of:=STDEV([.O3:.O12])" office:value-type="float"/>
          <table:table-cell table:formula="of:=STDEV([.P3:.P12])" office:value-type="float"/>
          <table:table-cell table:formula="of:=STDEV([.Q3:.Q12])" office:value-type="float"/>
          <table:table-cell table:formula="of:=STDEV([.R3:.R12])" office:value-type="float"/>
          <table:table-cell table:formula="of:=STDEV([.S3:.S12])" office:value-type="float"/>
          <table:table-cell table:formula="of:=STDEV([.T3:.T12])" office:value-type="float"/>
          <table:table-cell table:formula="of:=STDEV([.U3:.U12])" office:value-type="float"/>
          <table:table-cell table:formula="of:=STDEV([.V3:.V12])" office:value-type="float"/>
          <table:table-cell table:formula="of:=STDEV([.W3:.W12])" office:value-type="float"/>
          <table:table-cell table:formula="of:=STDEV([.X3:.X12])" office:value-type="float"/>
          <table:table-cell table:formula="of:=STDEV([.Y3:.Y12])" office:value-type="float"/>
          <table:table-cell table:formula="of:=STDEV([.Z3:.Z1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2]-[.$L3:.$L12])^2)^0.5" office:value-type="float"/>
          <table:table-cell table:number-matrix-columns-spanned="1" table:number-matrix-rows-spanned="1" table:formula="of:=SUM(([.C3:.C12]-[.$M3:.$M12])^2)^0.5" office:value-type="float"/>
          <table:table-cell table:number-matrix-columns-spanned="1" table:number-matrix-rows-spanned="1" table:formula="of:=SUM(([.D3:.D12]-[.$N3:.$N12])^2)^0.5" office:value-type="float"/>
          <table:table-cell table:number-matrix-columns-spanned="1" table:number-matrix-rows-spanned="1" table:formula="of:=SUM(([.E3:.E12]-[.$O3:.$O12])^2)^0.5" office:value-type="float"/>
          <table:table-cell table:number-matrix-columns-spanned="1" table:number-matrix-rows-spanned="1" table:formula="of:=SUM(([.F3:.F12]-[.$P3:.$P12])^2)^0.5" office:value-type="float"/>
          <table:table-cell table:number-matrix-columns-spanned="1" table:number-matrix-rows-spanned="1" table:formula="of:=SUM(([.G3:.G12]-[.$L3:.$L12])^2)^0.5" office:value-type="float"/>
          <table:table-cell table:number-matrix-columns-spanned="1" table:number-matrix-rows-spanned="1" table:formula="of:=SUM(([.H3:.H12]-[.$M3:.$M12])^2)^0.5" office:value-type="float"/>
          <table:table-cell table:number-matrix-columns-spanned="1" table:number-matrix-rows-spanned="1" table:formula="of:=SUM(([.I3:.I12]-[.$N3:.$N12])^2)^0.5" office:value-type="float"/>
          <table:table-cell table:number-matrix-columns-spanned="1" table:number-matrix-rows-spanned="1" table:formula="of:=SUM(([.J3:.J12]-[.$O3:.$O12])^2)^0.5" office:value-type="float"/>
          <table:table-cell table:number-matrix-columns-spanned="1" table:number-matrix-rows-spanned="1" table:formula="of:=SUM(([.K3:.K12]-[.$P3:.$P1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2]=[.$L3:.$L12])" office:value-type="float"/>
          <table:table-cell table:number-matrix-columns-spanned="1" table:number-matrix-rows-spanned="1" table:formula="of:=SUM([.C3:.C12]=[.$M3:.$M12])" office:value-type="float"/>
          <table:table-cell table:number-matrix-columns-spanned="1" table:number-matrix-rows-spanned="1" table:formula="of:=SUM([.D3:.D12]=[.$N3:.$N12])" office:value-type="float"/>
          <table:table-cell table:number-matrix-columns-spanned="1" table:number-matrix-rows-spanned="1" table:formula="of:=SUM([.E3:.E12]=[.$O3:.$O12])" office:value-type="float"/>
          <table:table-cell table:number-matrix-columns-spanned="1" table:number-matrix-rows-spanned="1" table:formula="of:=SUM([.F3:.F12]=[.$P3:.$P12])" office:value-type="float"/>
          <table:table-cell table:number-matrix-columns-spanned="1" table:number-matrix-rows-spanned="1" table:formula="of:=SUM([.G3:.G12]=[.$L3:.$L12])" office:value-type="float"/>
          <table:table-cell table:number-matrix-columns-spanned="1" table:number-matrix-rows-spanned="1" table:formula="of:=SUM([.H3:.H12]=[.$M3:.$M12])" office:value-type="float"/>
          <table:table-cell table:number-matrix-columns-spanned="1" table:number-matrix-rows-spanned="1" table:formula="of:=SUM([.I3:.I12]=[.$N3:.$N12])" office:value-type="float"/>
          <table:table-cell table:number-matrix-columns-spanned="1" table:number-matrix-rows-spanned="1" table:formula="of:=SUM([.J3:.J12]=[.$O3:.$O12])" office:value-type="float"/>
          <table:table-cell table:number-matrix-columns-spanned="1" table:number-matrix-rows-spanned="1" table:formula="of:=SUM([.K3:.K12]=[.$P3:.$P1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2]&lt;[.$Q3:.$Q12])" office:value-type="float"/>
          <table:table-cell table:number-matrix-columns-spanned="1" table:number-matrix-rows-spanned="1" table:formula="of:=SUM([.C3:.C12]&lt;[.$R3:.$R12])" office:value-type="float"/>
          <table:table-cell table:number-matrix-columns-spanned="1" table:number-matrix-rows-spanned="1" table:formula="of:=SUM([.D3:.D12]&lt;[.$S3:.$S12])" office:value-type="float"/>
          <table:table-cell table:number-matrix-columns-spanned="1" table:number-matrix-rows-spanned="1" table:formula="of:=SUM([.E3:.E12]&lt;[.$T3:.$T12])" office:value-type="float"/>
          <table:table-cell table:number-matrix-columns-spanned="1" table:number-matrix-rows-spanned="1" table:formula="of:=SUM([.F3:.F12]&lt;[.$U3:.$U12])" office:value-type="float"/>
          <table:table-cell table:number-matrix-columns-spanned="1" table:number-matrix-rows-spanned="1" table:formula="of:=SUM([.G3:.G12]&lt;[.$Q3:.$Q12])" office:value-type="float"/>
          <table:table-cell table:number-matrix-columns-spanned="1" table:number-matrix-rows-spanned="1" table:formula="of:=SUM([.H3:.H12]&lt;[.$R3:.$R12])" office:value-type="float"/>
          <table:table-cell table:number-matrix-columns-spanned="1" table:number-matrix-rows-spanned="1" table:formula="of:=SUM([.I3:.I12]&lt;[.$S3:.$S12])" office:value-type="float"/>
          <table:table-cell table:number-matrix-columns-spanned="1" table:number-matrix-rows-spanned="1" table:formula="of:=SUM([.J3:.J12]&lt;[.$T3:.$T12])" office:value-type="float"/>
          <table:table-cell table:number-matrix-columns-spanned="1" table:number-matrix-rows-spanned="1" table:formula="of:=SUM([.K3:.K12]&lt;[.$U3:.$U1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2]&gt;[.$Q3:.$Q12])" office:value-type="float"/>
          <table:table-cell table:number-matrix-columns-spanned="1" table:number-matrix-rows-spanned="1" table:formula="of:=SUM([.C3:.C12]&gt;[.$R3:.$R12])" office:value-type="float"/>
          <table:table-cell table:number-matrix-columns-spanned="1" table:number-matrix-rows-spanned="1" table:formula="of:=SUM([.D3:.D12]&gt;[.$S3:.$S12])" office:value-type="float"/>
          <table:table-cell table:number-matrix-columns-spanned="1" table:number-matrix-rows-spanned="1" table:formula="of:=SUM([.E3:.E12]&gt;[.$T3:.$T12])" office:value-type="float"/>
          <table:table-cell table:number-matrix-columns-spanned="1" table:number-matrix-rows-spanned="1" table:formula="of:=SUM([.F3:.F12]&gt;[.$U3:.$U12])" office:value-type="float"/>
          <table:table-cell table:number-matrix-columns-spanned="1" table:number-matrix-rows-spanned="1" table:formula="of:=SUM([.G3:.G12]&gt;[.$Q3:.$Q12])" office:value-type="float"/>
          <table:table-cell table:number-matrix-columns-spanned="1" table:number-matrix-rows-spanned="1" table:formula="of:=SUM([.H3:.H12]&gt;[.$R3:.$R12])" office:value-type="float"/>
          <table:table-cell table:number-matrix-columns-spanned="1" table:number-matrix-rows-spanned="1" table:formula="of:=SUM([.I3:.I12]&gt;[.$S3:.$S12])" office:value-type="float"/>
          <table:table-cell table:number-matrix-columns-spanned="1" table:number-matrix-rows-spanned="1" table:formula="of:=SUM([.J3:.J12]&gt;[.$T3:.$T12])" office:value-type="float"/>
          <table:table-cell table:number-matrix-columns-spanned="1" table:number-matrix-rows-spanned="1" table:formula="of:=SUM([.K3:.K12]&gt;[.$U3:.$U1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2]=[.$V3:.$V12])" office:value-type="float"/>
          <table:table-cell table:number-matrix-columns-spanned="1" table:number-matrix-rows-spanned="1" table:formula="of:=SUM([.C3:.C12]=[.$W3:.$W12])" office:value-type="float"/>
          <table:table-cell table:number-matrix-columns-spanned="1" table:number-matrix-rows-spanned="1" table:formula="of:=SUM([.D3:.D12]=[.$X3:.$X12])" office:value-type="float"/>
          <table:table-cell table:number-matrix-columns-spanned="1" table:number-matrix-rows-spanned="1" table:formula="of:=SUM([.E3:.E12]=[.$Y3:.$Y12])" office:value-type="float"/>
          <table:table-cell table:number-matrix-columns-spanned="1" table:number-matrix-rows-spanned="1" table:formula="of:=SUM([.F3:.F12]=[.$Z3:.$Z12])" office:value-type="float"/>
          <table:table-cell table:number-matrix-columns-spanned="1" table:number-matrix-rows-spanned="1" table:formula="of:=SUM([.G3:.G12]=[.$V3:.$V12])" office:value-type="float"/>
          <table:table-cell table:number-matrix-columns-spanned="1" table:number-matrix-rows-spanned="1" table:formula="of:=SUM([.H3:.H12]=[.$W3:.$W12])" office:value-type="float"/>
          <table:table-cell table:number-matrix-columns-spanned="1" table:number-matrix-rows-spanned="1" table:formula="of:=SUM([.I3:.I12]=[.$X3:.$X12])" office:value-type="float"/>
          <table:table-cell table:number-matrix-columns-spanned="1" table:number-matrix-rows-spanned="1" table:formula="of:=SUM([.J3:.J12]=[.$Y3:.$Y12])" office:value-type="float"/>
          <table:table-cell table:number-matrix-columns-spanned="1" table:number-matrix-rows-spanned="1" table:formula="of:=SUM([.K3:.K12]=[.$Z3:.$Z1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2])" office:value-type="float"/>
          <table:table-cell table:formula="of:=AVERAGE([Instances.C3:Instances.C12])" office:value-type="float"/>
          <table:table-cell table:formula="of:=SUM([Instances.D3:Instances.D12])" office:value-type="float"/>
          <table:table-cell table:formula="of:=AVERAGE([Instances.E3:Instances.E12])" office:value-type="float"/>
          <table:table-cell table:formula="of:=AVERAGE([Instances.F3:Instances.F12])" office:value-type="float"/>
          <table:table-cell table:formula="of:=AVERAGE([Instances.G3:Instances.G12])" office:value-type="float"/>
          <table:table-cell table:formula="of:=AVERAGE([Instances.H3:Instances.H12])" office:value-type="float"/>
          <table:table-cell table:formula="of:=SUM([Instances.I3:Instances.I12])" office:value-type="float"/>
          <table:table-cell table:formula="of:=AVERAGE([Instances.J3:Instances.J12])" office:value-type="float"/>
          <table:table-cell table:formula="of:=AVERAGE([Instances.K3:Instances.K12])" office:value-type="float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L3:.$L3])^2)^0.5" office:value-type="float"/>
          <table:table-cell table:number-matrix-columns-spanned="1" table:number-matrix-rows-spanned="1" table:formula="of:=SUM(([.H3:.H3]-[.$M3:.$M3])^2)^0.5" office:value-type="float"/>
          <table:table-cell table:number-matrix-columns-spanned="1" table:number-matrix-rows-spanned="1" table:formula="of:=SUM(([.I3:.I3]-[.$N3:.$N3])^2)^0.5" office:value-type="float"/>
          <table:table-cell table:number-matrix-columns-spanned="1" table:number-matrix-rows-spanned="1" table:formula="of:=SUM(([.J3:.J3]-[.$O3:.$O3])^2)^0.5" office:value-type="float"/>
          <table:table-cell table:number-matrix-columns-spanned="1" table:number-matrix-rows-spanned="1" table:formula="of:=SUM(([.K3:.K3]-[.$P3:.$P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L3:.$L3])" office:value-type="float"/>
          <table:table-cell table:number-matrix-columns-spanned="1" table:number-matrix-rows-spanned="1" table:formula="of:=SUM([.H3:.H3]=[.$M3:.$M3])" office:value-type="float"/>
          <table:table-cell table:number-matrix-columns-spanned="1" table:number-matrix-rows-spanned="1" table:formula="of:=SUM([.I3:.I3]=[.$N3:.$N3])" office:value-type="float"/>
          <table:table-cell table:number-matrix-columns-spanned="1" table:number-matrix-rows-spanned="1" table:formula="of:=SUM([.J3:.J3]=[.$O3:.$O3])" office:value-type="float"/>
          <table:table-cell table:number-matrix-columns-spanned="1" table:number-matrix-rows-spanned="1" table:formula="of:=SUM([.K3:.K3]=[.$P3:.$P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Q3:.$Q3])" office:value-type="float"/>
          <table:table-cell table:number-matrix-columns-spanned="1" table:number-matrix-rows-spanned="1" table:formula="of:=SUM([.C3:.C3]&lt;[.$R3:.$R3])" office:value-type="float"/>
          <table:table-cell table:number-matrix-columns-spanned="1" table:number-matrix-rows-spanned="1" table:formula="of:=SUM([.D3:.D3]&lt;[.$S3:.$S3])" office:value-type="float"/>
          <table:table-cell table:number-matrix-columns-spanned="1" table:number-matrix-rows-spanned="1" table:formula="of:=SUM([.E3:.E3]&lt;[.$T3:.$T3])" office:value-type="float"/>
          <table:table-cell table:number-matrix-columns-spanned="1" table:number-matrix-rows-spanned="1" table:formula="of:=SUM([.F3:.F3]&lt;[.$U3:.$U3])" office:value-type="float"/>
          <table:table-cell table:number-matrix-columns-spanned="1" table:number-matrix-rows-spanned="1" table:formula="of:=SUM([.G3:.G3]&lt;[.$Q3:.$Q3])" office:value-type="float"/>
          <table:table-cell table:number-matrix-columns-spanned="1" table:number-matrix-rows-spanned="1" table:formula="of:=SUM([.H3:.H3]&lt;[.$R3:.$R3])" office:value-type="float"/>
          <table:table-cell table:number-matrix-columns-spanned="1" table:number-matrix-rows-spanned="1" table:formula="of:=SUM([.I3:.I3]&lt;[.$S3:.$S3])" office:value-type="float"/>
          <table:table-cell table:number-matrix-columns-spanned="1" table:number-matrix-rows-spanned="1" table:formula="of:=SUM([.J3:.J3]&lt;[.$T3:.$T3])" office:value-type="float"/>
          <table:table-cell table:number-matrix-columns-spanned="1" table:number-matrix-rows-spanned="1" table:formula="of:=SUM([.K3:.K3]&lt;[.$U3:.$U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Q3:.$Q3])" office:value-type="float"/>
          <table:table-cell table:number-matrix-columns-spanned="1" table:number-matrix-rows-spanned="1" table:formula="of:=SUM([.C3:.C3]&gt;[.$R3:.$R3])" office:value-type="float"/>
          <table:table-cell table:number-matrix-columns-spanned="1" table:number-matrix-rows-spanned="1" table:formula="of:=SUM([.D3:.D3]&gt;[.$S3:.$S3])" office:value-type="float"/>
          <table:table-cell table:number-matrix-columns-spanned="1" table:number-matrix-rows-spanned="1" table:formula="of:=SUM([.E3:.E3]&gt;[.$T3:.$T3])" office:value-type="float"/>
          <table:table-cell table:number-matrix-columns-spanned="1" table:number-matrix-rows-spanned="1" table:formula="of:=SUM([.F3:.F3]&gt;[.$U3:.$U3])" office:value-type="float"/>
          <table:table-cell table:number-matrix-columns-spanned="1" table:number-matrix-rows-spanned="1" table:formula="of:=SUM([.G3:.G3]&gt;[.$Q3:.$Q3])" office:value-type="float"/>
          <table:table-cell table:number-matrix-columns-spanned="1" table:number-matrix-rows-spanned="1" table:formula="of:=SUM([.H3:.H3]&gt;[.$R3:.$R3])" office:value-type="float"/>
          <table:table-cell table:number-matrix-columns-spanned="1" table:number-matrix-rows-spanned="1" table:formula="of:=SUM([.I3:.I3]&gt;[.$S3:.$S3])" office:value-type="float"/>
          <table:table-cell table:number-matrix-columns-spanned="1" table:number-matrix-rows-spanned="1" table:formula="of:=SUM([.J3:.J3]&gt;[.$T3:.$T3])" office:value-type="float"/>
          <table:table-cell table:number-matrix-columns-spanned="1" table:number-matrix-rows-spanned="1" table:formula="of:=SUM([.K3:.K3]&gt;[.$U3:.$U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V3:.$V3])" office:value-type="float"/>
          <table:table-cell table:number-matrix-columns-spanned="1" table:number-matrix-rows-spanned="1" table:formula="of:=SUM([.H3:.H3]=[.$W3:.$W3])" office:value-type="float"/>
          <table:table-cell table:number-matrix-columns-spanned="1" table:number-matrix-rows-spanned="1" table:formula="of:=SUM([.I3:.I3]=[.$X3:.$X3])" office:value-type="float"/>
          <table:table-cell table:number-matrix-columns-spanned="1" table:number-matrix-rows-spanned="1" table:formula="of:=SUM([.J3:.J3]=[.$Y3:.$Y3])" office:value-type="float"/>
          <table:table-cell table:number-matrix-columns-spanned="1" table:number-matrix-rows-spanned="1" table:formula="of:=SUM([.K3:.K3]=[.$Z3:.$Z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